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9999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fill-color="#cc9900" draw:textarea-horizontal-align="justify" draw:textarea-vertical-align="middle" draw:auto-grow-height="fals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124cm"/>
    </style:style>
    <style:style style:name="gr5" style:family="graphic" style:parent-style-name="standard">
      <style:graphic-properties draw:fill-color="#9933ff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66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2cm" svg:x="3.2cm" svg:y="10.3cm">
          <text:p text:style-name="P1"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2" draw:layer="layout" svg:width="4cm" svg:height="2cm" svg:x="13.5cm" svg:y="10.3cm">
          <text:p text:style-name="P1"><text:span text:style-name="T1">Generated</text:span></text:p>
          <text:p text:style-name="P1"><text:span text:style-name="T1"><text:s/></text:span><text:span text:style-name="T1">code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2" draw:layer="layout" svg:width="4cm" svg:height="2cm" svg:x="13.5cm" svg:y="6cm">
          <text:p text:style-name="P1"><text:span text:style-name="T1">Legacy </text:span></text:p>
          <text:p text:style-name="P1"><text:span text:style-name="T1">code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3" draw:text-style-name="P1" draw:layer="layout" svg:x1="13.5cm" svg:y1="7.1cm" svg:x2="5.5cm" svg:y2="10cm">
          <text:p/>
        </draw:line>
        <draw:frame draw:style-name="gr4" draw:layer="layout" svg:width="5.624cm" svg:height="1.675cm" svg:x="5.2cm" svg:y="6.8cm">
          <draw:text-box>
            <text:p text:style-name="P1">Reverse to new </text:p>
            <text:p text:style-name="P1">model + validation</text:p>
          </draw:text-box>
        </draw:frame>
        <draw:line draw:style-name="gr3" draw:text-style-name="P1" draw:layer="layout" svg:x1="6.3cm" svg:y1="11.2cm" svg:x2="13.5cm" svg:y2="11.2cm">
          <text:p/>
        </draw:line>
        <draw:custom-shape draw:style-name="gr5" draw:text-style-name="P2" draw:layer="layout" svg:width="1cm" svg:height="1cm" svg:x="4cm" svg:y="7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cm" svg:height="1cm" svg:x="7cm" svg:y="10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layer="layout" svg:width="5.18cm" svg:height="0.963cm" svg:x="8.12cm" svg:y="10.037cm">
          <draw:text-box>
            <text:p text:style-name="P1">Code generation</text:p>
          </draw:text-box>
        </draw:frame>
        <draw:line draw:style-name="gr3" draw:text-style-name="P1" draw:layer="layout" svg:x1="4.7cm" svg:y1="12.2cm" svg:x2="4.7cm" svg:y2="14.5cm">
          <text:p/>
        </draw:line>
        <draw:custom-shape draw:style-name="gr5" draw:text-style-name="P2" draw:layer="layout" svg:width="1cm" svg:height="1cm" svg:x="5cm" svg:y="12.7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layer="layout" svg:width="3.88cm" svg:height="0.963cm" svg:x="6.1cm" svg:y="12.737cm">
          <draw:text-box>
            <text:p text:style-name="P1">Modification</text:p>
          </draw:text-box>
        </draw:frame>
        <draw:line draw:style-name="gr3" draw:text-style-name="P1" draw:layer="layout" svg:x1="6.5cm" svg:y1="15.5cm" svg:x2="14.5cm" svg:y2="12.5cm">
          <text:p/>
        </draw:line>
        <draw:custom-shape draw:style-name="gr5" draw:text-style-name="P2" draw:layer="layout" svg:width="1cm" svg:height="1cm" svg:x="8.8cm" svg:y="14.8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layer="layout" svg:width="6.162cm" svg:height="0.963cm" svg:x="9.738cm" svg:y="14.8cm">
          <draw:text-box>
            <text:p>Code generation</text:p>
          </draw:text-box>
        </draw:frame>
        <draw:custom-shape draw:style-name="gr1" draw:text-style-name="P2" draw:layer="layout" svg:width="3cm" svg:height="2cm" svg:x="3.2cm" svg:y="14.5cm">
          <text:p text:style-name="P2"><text:span text:style-name="T1">Modified </text:span></text:p>
          <text:p text:style-name="P2"><text:span text:style-name="T1">Mode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H35M30S</meta:editing-duration>
    <meta:editing-cycles>8</meta:editing-cycles>
    <meta:generator>OpenOffice/4.1.1$Win32 OpenOffice.org_project/411m6$Build-9775</meta:generator>
    <dc:date>2016-03-07T18:17:31.79</dc:date>
    <meta:document-statistic meta:object-count="16"/>
  </office:meta>
</office:document-meta>
</file>